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ordre</text:p>
          </table:table-cell>
          <table:table-cell office:value-type="string" calcext:value-type="string">
            <text:p>titre</text:p>
          </table:table-cell>
          <table:table-cell/>
        </table:table-row>
        <table:table-row table:style-name="ro1">
          <table:table-cell table:style-name="ce1" office:value-type="date" office:date-value="2025-01-27" calcext:value-type="date">
            <text:p>2025-01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</text:p>
          </table:table-cell>
          <table:table-cell table:formula="of:=CONCATENATE([.C2];[.B2];&quot;:r&quot;;[.B2];&quot;, &quot;;YEAR([.A2]);&quot;-&quot;;MONTH([.A2]);&quot;-&quot;;DAY([.A2]);&quot;, 1d&quot;)" office:value-type="string" office:string-value="réunion 1:r1, 2025-1-27, 1d" calcext:value-type="string">
            <text:p>réunion 1:r1, 2025-1-27, 1d</text:p>
          </table:table-cell>
        </table:table-row>
        <table:table-row table:style-name="ro1">
          <table:table-cell table:style-name="ce1" office:value-type="date" office:date-value="2025-02-03" calcext:value-type="date">
            <text:p>2025-02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union </text:p>
          </table:table-cell>
          <table:table-cell table:formula="of:=CONCATENATE([.C3];[.B3];&quot;:r&quot;;[.B3];&quot;, &quot;;YEAR([.A3]);&quot;-&quot;;MONTH([.A3]);&quot;-&quot;;DAY([.A3]);&quot;, 1d&quot;)" office:value-type="string" office:string-value="réunion 2:r2, 2025-2-3, 1d" calcext:value-type="string">
            <text:p>réunion 2:r2, 2025-2-3, 1d</text:p>
          </table:table-cell>
        </table:table-row>
        <table:table-row table:style-name="ro1">
          <table:table-cell table:style-name="ce1" office:value-type="date" office:date-value="2025-02-10" calcext:value-type="date">
            <text:p>2025-02-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union </text:p>
          </table:table-cell>
          <table:table-cell table:formula="of:=CONCATENATE([.C4];[.B4];&quot;:r&quot;;[.B4];&quot;, &quot;;YEAR([.A4]);&quot;-&quot;;MONTH([.A4]);&quot;-&quot;;DAY([.A4]);&quot;, 1d&quot;)" office:value-type="string" office:string-value="réunion 3:r3, 2025-2-10, 1d" calcext:value-type="string">
            <text:p>réunion 3:r3, 2025-2-10, 1d</text:p>
          </table:table-cell>
        </table:table-row>
        <table:table-row table:style-name="ro1">
          <table:table-cell table:style-name="ce1" office:value-type="date" office:date-value="2025-02-17" calcext:value-type="date">
            <text:p>2025-02-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union </text:p>
          </table:table-cell>
          <table:table-cell table:formula="of:=CONCATENATE([.C5];[.B5];&quot;:r&quot;;[.B5];&quot;, &quot;;YEAR([.A5]);&quot;-&quot;;MONTH([.A5]);&quot;-&quot;;DAY([.A5]);&quot;, 1d&quot;)" office:value-type="string" office:string-value="réunion 4:r4, 2025-2-17, 1d" calcext:value-type="string">
            <text:p>réunion 4:r4, 2025-2-17, 1d</text:p>
          </table:table-cell>
        </table:table-row>
        <table:table-row table:style-name="ro1">
          <table:table-cell table:style-name="ce1" office:value-type="date" office:date-value="2025-02-24" calcext:value-type="date">
            <text:p>2025-02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union </text:p>
          </table:table-cell>
          <table:table-cell table:formula="of:=CONCATENATE([.C6];[.B6];&quot;:r&quot;;[.B6];&quot;, &quot;;YEAR([.A6]);&quot;-&quot;;MONTH([.A6]);&quot;-&quot;;DAY([.A6]);&quot;, 1d&quot;)" office:value-type="string" office:string-value="réunion 5:r5, 2025-2-24, 1d" calcext:value-type="string">
            <text:p>réunion 5:r5, 2025-2-24, 1d</text:p>
          </table:table-cell>
        </table:table-row>
        <table:table-row table:style-name="ro1">
          <table:table-cell table:style-name="ce1" office:value-type="date" office:date-value="2025-03-01" calcext:value-type="date">
            <text:p>2025-03-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union </text:p>
          </table:table-cell>
          <table:table-cell table:formula="of:=CONCATENATE([.C7];[.B7];&quot;:r&quot;;[.B7];&quot;, &quot;;YEAR([.A7]);&quot;-&quot;;MONTH([.A7]);&quot;-&quot;;DAY([.A7]);&quot;, 1d&quot;)" office:value-type="string" office:string-value="réunion 6:r6, 2025-3-1, 1d" calcext:value-type="string">
            <text:p>réunion 6:r6, 2025-3-1, 1d</text:p>
          </table:table-cell>
        </table:table-row>
        <table:table-row table:style-name="ro1">
          <table:table-cell table:style-name="ce1" office:value-type="date" office:date-value="2025-03-03" calcext:value-type="date">
            <text:p>2025-03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union </text:p>
          </table:table-cell>
          <table:table-cell table:formula="of:=CONCATENATE([.C8];[.B8];&quot;:r&quot;;[.B8];&quot;, &quot;;YEAR([.A8]);&quot;-&quot;;MONTH([.A8]);&quot;-&quot;;DAY([.A8]);&quot;, 1d&quot;)" office:value-type="string" office:string-value="réunion 7:r7, 2025-3-3, 1d" calcext:value-type="string">
            <text:p>réunion 7:r7, 2025-3-3, 1d</text:p>
          </table:table-cell>
        </table:table-row>
        <table:table-row table:style-name="ro1">
          <table:table-cell table:style-name="ce1" office:value-type="date" office:date-value="2025-03-10" calcext:value-type="date">
            <text:p>2025-03-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éunion </text:p>
          </table:table-cell>
          <table:table-cell table:formula="of:=CONCATENATE([.C9];[.B9];&quot;:r&quot;;[.B9];&quot;, &quot;;YEAR([.A9]);&quot;-&quot;;MONTH([.A9]);&quot;-&quot;;DAY([.A9]);&quot;, 1d&quot;)" office:value-type="string" office:string-value="réunion 8:r8, 2025-3-10, 1d" calcext:value-type="string">
            <text:p>réunion 8:r8, 2025-3-10, 1d</text:p>
          </table:table-cell>
        </table:table-row>
        <table:table-row table:style-name="ro1">
          <table:table-cell table:style-name="ce1" office:value-type="date" office:date-value="2025-03-17" calcext:value-type="date">
            <text:p>2025-03-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éunion </text:p>
          </table:table-cell>
          <table:table-cell table:formula="of:=CONCATENATE([.C10];[.B10];&quot;:r&quot;;[.B10];&quot;, &quot;;YEAR([.A10]);&quot;-&quot;;MONTH([.A10]);&quot;-&quot;;DAY([.A10]);&quot;, 1d&quot;)" office:value-type="string" office:string-value="réunion 9:r9, 2025-3-17, 1d" calcext:value-type="string">
            <text:p>réunion 9:r9, 2025-3-17, 1d</text:p>
          </table:table-cell>
        </table:table-row>
        <table:table-row table:style-name="ro1">
          <table:table-cell table:style-name="ce1" office:value-type="date" office:date-value="2025-03-24" calcext:value-type="date">
            <text:p>2025-03-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éunion </text:p>
          </table:table-cell>
          <table:table-cell table:formula="of:=CONCATENATE([.C11];[.B11];&quot;:r&quot;;[.B11];&quot;, &quot;;YEAR([.A11]);&quot;-&quot;;MONTH([.A11]);&quot;-&quot;;DAY([.A11]);&quot;, 1d&quot;)" office:value-type="string" office:string-value="réunion 10:r10, 2025-3-24, 1d" calcext:value-type="string">
            <text:p>réunion 10:r10, 2025-3-24, 1d</text:p>
          </table:table-cell>
        </table:table-row>
        <table:table-row table:style-name="ro1">
          <table:table-cell table:style-name="ce1" office:value-type="date" office:date-value="2025-04-01" calcext:value-type="date">
            <text:p>2025-04-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éunion </text:p>
          </table:table-cell>
          <table:table-cell table:formula="of:=CONCATENATE([.C12];[.B12];&quot;:r&quot;;[.B12];&quot;, &quot;;YEAR([.A12]);&quot;-&quot;;MONTH([.A12]);&quot;-&quot;;DAY([.A12]);&quot;, 1d&quot;)" office:value-type="string" office:string-value="réunion 11:r11, 2025-4-1, 1d" calcext:value-type="string">
            <text:p>réunion 11:r11, 2025-4-1, 1d</text:p>
          </table:table-cell>
        </table:table-row>
        <table:table-row table:style-name="ro1">
          <table:table-cell table:style-name="ce1" office:value-type="date" office:date-value="2025-04-07" calcext:value-type="date">
            <text:p>2025-04-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éunion </text:p>
          </table:table-cell>
          <table:table-cell table:formula="of:=CONCATENATE([.C13];[.B13];&quot;:r&quot;;[.B13];&quot;, &quot;;YEAR([.A13]);&quot;-&quot;;MONTH([.A13]);&quot;-&quot;;DAY([.A13]);&quot;, 1d&quot;)" office:value-type="string" office:string-value="réunion 12:r12, 2025-4-7, 1d" calcext:value-type="string">
            <text:p>réunion 12:r12, 2025-4-7, 1d</text:p>
          </table:table-cell>
        </table:table-row>
        <table:table-row table:style-name="ro1">
          <table:table-cell table:style-name="ce1" office:value-type="date" office:date-value="2025-04-14" calcext:value-type="date">
            <text:p>2025-04-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éunion </text:p>
          </table:table-cell>
          <table:table-cell table:formula="of:=CONCATENATE([.C14];[.B14];&quot;:r&quot;;[.B14];&quot;, &quot;;YEAR([.A14]);&quot;-&quot;;MONTH([.A14]);&quot;-&quot;;DAY([.A14]);&quot;, 1d&quot;)" office:value-type="string" office:string-value="réunion 13:r13, 2025-4-14, 1d" calcext:value-type="string">
            <text:p>réunion 13:r13, 2025-4-14, 1d</text:p>
          </table:table-cell>
        </table:table-row>
        <table:table-row table:style-name="ro1">
          <table:table-cell table:style-name="ce1" office:value-type="date" office:date-value="2025-04-28" calcext:value-type="date">
            <text:p>2025-04-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éunion </text:p>
          </table:table-cell>
          <table:table-cell table:formula="of:=CONCATENATE([.C15];[.B15];&quot;:r&quot;;[.B15];&quot;, &quot;;YEAR([.A15]);&quot;-&quot;;MONTH([.A15]);&quot;-&quot;;DAY([.A15]);&quot;, 1d&quot;)" office:value-type="string" office:string-value="réunion 14:r14, 2025-4-28, 1d" calcext:value-type="string">
            <text:p>réunion 14:r14, 2025-4-28, 1d</text:p>
          </table:table-cell>
        </table:table-row>
        <table:table-row table:style-name="ro1">
          <table:table-cell table:style-name="ce1" office:value-type="date" office:date-value="2025-05-05" calcext:value-type="date">
            <text:p>2025-05-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éunion </text:p>
          </table:table-cell>
          <table:table-cell table:formula="of:=CONCATENATE([.C16];[.B16];&quot;:r&quot;;[.B16];&quot;, &quot;;YEAR([.A16]);&quot;-&quot;;MONTH([.A16]);&quot;-&quot;;DAY([.A16]);&quot;, 1d&quot;)" office:value-type="string" office:string-value="réunion 15:r15, 2025-5-5, 1d" calcext:value-type="string">
            <text:p>réunion 15:r15, 2025-5-5, 1d</text:p>
          </table:table-cell>
        </table:table-row>
        <table:table-row table:style-name="ro1">
          <table:table-cell table:style-name="ce1" office:value-type="date" office:date-value="2025-05-12" calcext:value-type="date">
            <text:p>2025-05-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éunion </text:p>
          </table:table-cell>
          <table:table-cell table:formula="of:=CONCATENATE([.C17];[.B17];&quot;:r&quot;;[.B17];&quot;, &quot;;YEAR([.A17]);&quot;-&quot;;MONTH([.A17]);&quot;-&quot;;DAY([.A17]);&quot;, 1d&quot;)" office:value-type="string" office:string-value="réunion 16:r16, 2025-5-12, 1d" calcext:value-type="string">
            <text:p>réunion 16:r16, 2025-5-12, 1d</text:p>
          </table:table-cell>
        </table:table-row>
        <table:table-row table:style-name="ro1">
          <table:table-cell table:style-name="ce1" office:value-type="date" office:date-value="2025-05-19" calcext:value-type="date">
            <text:p>2025-05-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éunion </text:p>
          </table:table-cell>
          <table:table-cell table:formula="of:=CONCATENATE([.C18];[.B18];&quot;:r&quot;;[.B18];&quot;, &quot;;YEAR([.A18]);&quot;-&quot;;MONTH([.A18]);&quot;-&quot;;DAY([.A18]);&quot;, 1d&quot;)" office:value-type="string" office:string-value="réunion 17:r17, 2025-5-19, 1d" calcext:value-type="string">
            <text:p>réunion 17:r17, 2025-5-19, 1d</text:p>
          </table:table-cell>
        </table:table-row>
        <table:table-row table:style-name="ro1">
          <table:table-cell table:style-name="ce1" office:value-type="date" office:date-value="2025-05-26" calcext:value-type="date">
            <text:p>2025-05-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éunion </text:p>
          </table:table-cell>
          <table:table-cell table:formula="of:=CONCATENATE([.C19];[.B19];&quot;:r&quot;;[.B19];&quot;, &quot;;YEAR([.A19]);&quot;-&quot;;MONTH([.A19]);&quot;-&quot;;DAY([.A19]);&quot;, 1d&quot;)" office:value-type="string" office:string-value="réunion 18:r18, 2025-5-26, 1d" calcext:value-type="string">
            <text:p>réunion 18:r18, 2025-5-26, 1d</text:p>
          </table:table-cell>
        </table:table-row>
        <table:table-row table:style-name="ro1">
          <table:table-cell table:style-name="ce1" office:value-type="date" office:date-value="2025-06-02" calcext:value-type="date">
            <text:p>2025-06-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éunion </text:p>
          </table:table-cell>
          <table:table-cell table:formula="of:=CONCATENATE([.C20];[.B20];&quot;:r&quot;;[.B20];&quot;, &quot;;YEAR([.A20]);&quot;-&quot;;MONTH([.A20]);&quot;-&quot;;DAY([.A20]);&quot;, 1d&quot;)" office:value-type="string" office:string-value="réunion 19:r19, 2025-6-2, 1d" calcext:value-type="string">
            <text:p>réunion 19:r19, 2025-6-2, 1d</text:p>
          </table:table-cell>
        </table:table-row>
        <table:table-row table:style-name="ro1">
          <table:table-cell table:style-name="ce1" office:value-type="date" office:date-value="2025-06-09" calcext:value-type="date">
            <text:p>2025-06-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éunion </text:p>
          </table:table-cell>
          <table:table-cell table:formula="of:=CONCATENATE([.C21];[.B21];&quot;:r&quot;;[.B21];&quot;, &quot;;YEAR([.A21]);&quot;-&quot;;MONTH([.A21]);&quot;-&quot;;DAY([.A21]);&quot;, 1d&quot;)" office:value-type="string" office:string-value="réunion 20:r20, 2025-6-9, 1d" calcext:value-type="string">
            <text:p>réunion 20:r20, 2025-6-9, 1d</text:p>
          </table:table-cell>
        </table:table-row>
        <table:table-row table:style-name="ro1">
          <table:table-cell table:style-name="ce1" office:value-type="date" office:date-value="2025-06-16" calcext:value-type="date">
            <text:p>2025-06-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éunion </text:p>
          </table:table-cell>
          <table:table-cell table:formula="of:=CONCATENATE([.C22];[.B22];&quot;:r&quot;;[.B22];&quot;, &quot;;YEAR([.A22]);&quot;-&quot;;MONTH([.A22]);&quot;-&quot;;DAY([.A22]);&quot;, 1d&quot;)" office:value-type="string" office:string-value="réunion 21:r21, 2025-6-16, 1d" calcext:value-type="string">
            <text:p>réunion 21:r21, 2025-6-16, 1d</text:p>
          </table:table-cell>
        </table:table-row>
        <table:table-row table:style-name="ro1">
          <table:table-cell table:style-name="ce1" office:value-type="date" office:date-value="2025-06-23" calcext:value-type="date">
            <text:p>2025-06-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éunion </text:p>
          </table:table-cell>
          <table:table-cell table:formula="of:=CONCATENATE([.C23];[.B23];&quot;:r&quot;;[.B23];&quot;, &quot;;YEAR([.A23]);&quot;-&quot;;MONTH([.A23]);&quot;-&quot;;DAY([.A23]);&quot;, 1d&quot;)" office:value-type="string" office:string-value="réunion 22:r22, 2025-6-23, 1d" calcext:value-type="string">
            <text:p>réunion 22:r22, 2025-6-23, 1d</text:p>
          </table:table-cell>
        </table:table-row>
        <table:table-row table:style-name="ro1">
          <table:table-cell table:style-name="ce1" office:value-type="date" office:date-value="2025-06-30" calcext:value-type="date">
            <text:p>2025-06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éunion </text:p>
          </table:table-cell>
          <table:table-cell table:formula="of:=CONCATENATE([.C24];[.B24];&quot;:r&quot;;[.B24];&quot;, &quot;;YEAR([.A24]);&quot;-&quot;;MONTH([.A24]);&quot;-&quot;;DAY([.A24]);&quot;, 1d&quot;)" office:value-type="string" office:string-value="réunion 23:r23, 2025-6-30, 1d" calcext:value-type="string">
            <text:p>réunion 23:r23, 2025-6-30, 1d</text:p>
          </table:table-cell>
        </table:table-row>
        <table:table-row table:style-name="ro1">
          <table:table-cell table:style-name="ce1" office:value-type="date" office:date-value="2025-07-01" calcext:value-type="date">
            <text:p>2025-07-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éunion </text:p>
          </table:table-cell>
          <table:table-cell table:formula="of:=CONCATENATE([.C25];[.B25];&quot;:r&quot;;[.B25];&quot;, &quot;;YEAR([.A25]);&quot;-&quot;;MONTH([.A25]);&quot;-&quot;;DAY([.A25]);&quot;, 1d&quot;)" office:value-type="string" office:string-value="réunion 24:r24, 2025-7-1, 1d" calcext:value-type="string">
            <text:p>réunion 24:r24, 2025-7-1, 1d</text:p>
          </table:table-cell>
        </table:table-row>
        <table:table-row table:style-name="ro1">
          <table:table-cell table:style-name="ce1" office:value-type="date" office:date-value="2025-07-07" calcext:value-type="date">
            <text:p>2025-07-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éunion </text:p>
          </table:table-cell>
          <table:table-cell table:formula="of:=CONCATENATE([.C26];[.B26];&quot;:r&quot;;[.B26];&quot;, &quot;;YEAR([.A26]);&quot;-&quot;;MONTH([.A26]);&quot;-&quot;;DAY([.A26]);&quot;, 1d&quot;)" office:value-type="string" office:string-value="réunion 25:r25, 2025-7-7, 1d" calcext:value-type="string">
            <text:p>réunion 25:r25, 2025-7-7, 1d</text:p>
          </table:table-cell>
        </table:table-row>
        <table:table-row table:style-name="ro1">
          <table:table-cell table:style-name="ce1" office:value-type="date" office:date-value="2025-07-14" calcext:value-type="date">
            <text:p>2025-07-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éunion </text:p>
          </table:table-cell>
          <table:table-cell table:formula="of:=CONCATENATE([.C27];[.B27];&quot;:r&quot;;[.B27];&quot;, &quot;;YEAR([.A27]);&quot;-&quot;;MONTH([.A27]);&quot;-&quot;;DAY([.A27]);&quot;, 1d&quot;)" office:value-type="string" office:string-value="réunion 26:r26, 2025-7-14, 1d" calcext:value-type="string">
            <text:p>réunion 26:r26, 2025-7-14, 1d</text:p>
          </table:table-cell>
        </table:table-row>
        <table:table-row table:style-name="ro1">
          <table:table-cell table:style-name="ce1" office:value-type="date" office:date-value="2025-07-28" calcext:value-type="date">
            <text:p>2025-07-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éunion </text:p>
          </table:table-cell>
          <table:table-cell table:formula="of:=CONCATENATE([.C28];[.B28];&quot;:r&quot;;[.B28];&quot;, &quot;;YEAR([.A28]);&quot;-&quot;;MONTH([.A28]);&quot;-&quot;;DAY([.A28]);&quot;, 1d&quot;)" office:value-type="string" office:string-value="réunion 27:r27, 2025-7-28, 1d" calcext:value-type="string">
            <text:p>réunion 27:r27, 2025-7-28, 1d</text:p>
          </table:table-cell>
        </table:table-row>
        <table:table-row table:style-name="ro1">
          <table:table-cell table:style-name="ce1" office:value-type="date" office:date-value="2025-08-01" calcext:value-type="date">
            <text:p>2025-08-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éunion </text:p>
          </table:table-cell>
          <table:table-cell table:formula="of:=CONCATENATE([.C29];[.B29];&quot;:r&quot;;[.B29];&quot;, &quot;;YEAR([.A29]);&quot;-&quot;;MONTH([.A29]);&quot;-&quot;;DAY([.A29]);&quot;, 1d&quot;)" office:value-type="string" office:string-value="réunion 28:r28, 2025-8-1, 1d" calcext:value-type="string">
            <text:p>réunion 28:r28, 2025-8-1, 1d</text:p>
          </table:table-cell>
        </table:table-row>
        <table:table-row table:style-name="ro1">
          <table:table-cell table:style-name="ce1" office:value-type="date" office:date-value="2025-08-04" calcext:value-type="date">
            <text:p>2025-08-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éunion </text:p>
          </table:table-cell>
          <table:table-cell table:formula="of:=CONCATENATE([.C30];[.B30];&quot;:r&quot;;[.B30];&quot;, &quot;;YEAR([.A30]);&quot;-&quot;;MONTH([.A30]);&quot;-&quot;;DAY([.A30]);&quot;, 1d&quot;)" office:value-type="string" office:string-value="réunion 29:r29, 2025-8-4, 1d" calcext:value-type="string">
            <text:p>réunion 29:r29, 2025-8-4, 1d</text:p>
          </table:table-cell>
        </table:table-row>
        <table:table-row table:style-name="ro1">
          <table:table-cell table:style-name="ce1" office:value-type="date" office:date-value="2025-08-18" calcext:value-type="date">
            <text:p>2025-08-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éunion </text:p>
          </table:table-cell>
          <table:table-cell table:formula="of:=CONCATENATE([.C31];[.B31];&quot;:r&quot;;[.B31];&quot;, &quot;;YEAR([.A31]);&quot;-&quot;;MONTH([.A31]);&quot;-&quot;;DAY([.A31]);&quot;, 1d&quot;)" office:value-type="string" office:string-value="réunion 30:r30, 2025-8-18, 1d" calcext:value-type="string">
            <text:p>réunion 30:r30, 2025-8-18, 1d</text:p>
          </table:table-cell>
        </table:table-row>
        <table:table-row table:style-name="ro1">
          <table:table-cell table:style-name="ce1" office:value-type="date" office:date-value="2025-08-25" calcext:value-type="date">
            <text:p>2025-08-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éunion </text:p>
          </table:table-cell>
          <table:table-cell table:formula="of:=CONCATENATE([.C32];[.B32];&quot;:r&quot;;[.B32];&quot;, &quot;;YEAR([.A32]);&quot;-&quot;;MONTH([.A32]);&quot;-&quot;;DAY([.A32]);&quot;, 1d&quot;)" office:value-type="string" office:string-value="réunion 31:r31, 2025-8-25, 1d" calcext:value-type="string">
            <text:p>réunion 31:r31, 2025-8-25, 1d</text:p>
          </table:table-cell>
        </table:table-row>
        <table:table-row table:style-name="ro1">
          <table:table-cell table:style-name="ce1" office:value-type="date" office:date-value="2025-09-01" calcext:value-type="date">
            <text:p>2025-09-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éunion </text:p>
          </table:table-cell>
          <table:table-cell table:formula="of:=CONCATENATE([.C33];[.B33];&quot;:r&quot;;[.B33];&quot;, &quot;;YEAR([.A33]);&quot;-&quot;;MONTH([.A33]);&quot;-&quot;;DAY([.A33]);&quot;, 1d&quot;)" office:value-type="string" office:string-value="réunion 32:r32, 2025-9-1, 1d" calcext:value-type="string">
            <text:p>réunion 32:r32, 2025-9-1, 1d</text:p>
          </table:table-cell>
        </table:table-row>
        <table:table-row table:style-name="ro1">
          <table:table-cell table:style-name="ce1" office:value-type="date" office:date-value="2025-09-08" calcext:value-type="date">
            <text:p>2025-09-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éunion </text:p>
          </table:table-cell>
          <table:table-cell table:formula="of:=CONCATENATE([.C34];[.B34];&quot;:r&quot;;[.B34];&quot;, &quot;;YEAR([.A34]);&quot;-&quot;;MONTH([.A34]);&quot;-&quot;;DAY([.A34]);&quot;, 1d&quot;)" office:value-type="string" office:string-value="réunion 33:r33, 2025-9-8, 1d" calcext:value-type="string">
            <text:p>réunion 33:r33, 2025-9-8, 1d</text:p>
          </table:table-cell>
        </table:table-row>
        <table:table-row table:style-name="ro1">
          <table:table-cell table:style-name="ce1" office:value-type="date" office:date-value="2025-09-15" calcext:value-type="date">
            <text:p>2025-09-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éunion </text:p>
          </table:table-cell>
          <table:table-cell table:formula="of:=CONCATENATE([.C35];[.B35];&quot;:r&quot;;[.B35];&quot;, &quot;;YEAR([.A35]);&quot;-&quot;;MONTH([.A35]);&quot;-&quot;;DAY([.A35]);&quot;, 1d&quot;)" office:value-type="string" office:string-value="réunion 34:r34, 2025-9-15, 1d" calcext:value-type="string">
            <text:p>réunion 34:r34, 2025-9-15, 1d</text:p>
          </table:table-cell>
        </table:table-row>
        <table:table-row table:style-name="ro1">
          <table:table-cell table:style-name="ce1" office:value-type="date" office:date-value="2025-09-22" calcext:value-type="date">
            <text:p>2025-09-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éunion </text:p>
          </table:table-cell>
          <table:table-cell table:formula="of:=CONCATENATE([.C36];[.B36];&quot;:r&quot;;[.B36];&quot;, &quot;;YEAR([.A36]);&quot;-&quot;;MONTH([.A36]);&quot;-&quot;;DAY([.A36]);&quot;, 1d&quot;)" office:value-type="string" office:string-value="réunion 35:r35, 2025-9-22, 1d" calcext:value-type="string">
            <text:p>réunion 35:r35, 2025-9-22, 1d</text:p>
          </table:table-cell>
        </table:table-row>
        <table:table-row table:style-name="ro1">
          <table:table-cell table:style-name="ce1" office:value-type="date" office:date-value="2025-09-29" calcext:value-type="date">
            <text:p>2025-09-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éunion </text:p>
          </table:table-cell>
          <table:table-cell table:formula="of:=CONCATENATE([.C37];[.B37];&quot;:r&quot;;[.B37];&quot;, &quot;;YEAR([.A37]);&quot;-&quot;;MONTH([.A37]);&quot;-&quot;;DAY([.A37]);&quot;, 1d&quot;)" office:value-type="string" office:string-value="réunion 36:r36, 2025-9-29, 1d" calcext:value-type="string">
            <text:p>réunion 36:r36, 2025-9-29, 1d</text:p>
          </table:table-cell>
        </table:table-row>
        <table:table-row table:style-name="ro1">
          <table:table-cell table:style-name="ce1" office:value-type="date" office:date-value="2025-10-06" calcext:value-type="date">
            <text:p>2025-10-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éunion </text:p>
          </table:table-cell>
          <table:table-cell table:formula="of:=CONCATENATE([.C38];[.B38];&quot;:r&quot;;[.B38];&quot;, &quot;;YEAR([.A38]);&quot;-&quot;;MONTH([.A38]);&quot;-&quot;;DAY([.A38]);&quot;, 1d&quot;)" office:value-type="string" office:string-value="réunion 37:r37, 2025-10-6, 1d" calcext:value-type="string">
            <text:p>réunion 37:r37, 2025-10-6, 1d</text:p>
          </table:table-cell>
        </table:table-row>
        <table:table-row table:style-name="ro1">
          <table:table-cell table:style-name="ce1" office:value-type="date" office:date-value="2025-10-13" calcext:value-type="date">
            <text:p>2025-10-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éunion </text:p>
          </table:table-cell>
          <table:table-cell table:formula="of:=CONCATENATE([.C39];[.B39];&quot;:r&quot;;[.B39];&quot;, &quot;;YEAR([.A39]);&quot;-&quot;;MONTH([.A39]);&quot;-&quot;;DAY([.A39]);&quot;, 1d&quot;)" office:value-type="string" office:string-value="réunion 38:r38, 2025-10-13, 1d" calcext:value-type="string">
            <text:p>réunion 38:r38, 2025-10-13, 1d</text:p>
          </table:table-cell>
        </table:table-row>
        <table:table-row table:style-name="ro1">
          <table:table-cell table:style-name="ce1" office:value-type="date" office:date-value="2025-10-20" calcext:value-type="date">
            <text:p>2025-10-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éunion </text:p>
          </table:table-cell>
          <table:table-cell table:formula="of:=CONCATENATE([.C40];[.B40];&quot;:r&quot;;[.B40];&quot;, &quot;;YEAR([.A40]);&quot;-&quot;;MONTH([.A40]);&quot;-&quot;;DAY([.A40]);&quot;, 1d&quot;)" office:value-type="string" office:string-value="réunion 39:r39, 2025-10-20, 1d" calcext:value-type="string">
            <text:p>réunion 39:r39, 2025-10-20, 1d</text:p>
          </table:table-cell>
        </table:table-row>
        <table:table-row table:style-name="ro1">
          <table:table-cell table:style-name="ce1" office:value-type="date" office:date-value="2025-10-27" calcext:value-type="date">
            <text:p>2025-10-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éunion </text:p>
          </table:table-cell>
          <table:table-cell table:formula="of:=CONCATENATE([.C41];[.B41];&quot;:r&quot;;[.B41];&quot;, &quot;;YEAR([.A41]);&quot;-&quot;;MONTH([.A41]);&quot;-&quot;;DAY([.A41]);&quot;, 1d&quot;)" office:value-type="string" office:string-value="réunion 40:r40, 2025-10-27, 1d" calcext:value-type="string">
            <text:p>réunion 40:r40, 2025-10-27, 1d</text:p>
          </table:table-cell>
        </table:table-row>
        <table:table-row table:style-name="ro1">
          <table:table-cell table:style-name="ce1" office:value-type="date" office:date-value="2025-12-01" calcext:value-type="date">
            <text:p>2025-12-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éunion </text:p>
          </table:table-cell>
          <table:table-cell table:formula="of:=CONCATENATE([.C42];[.B42];&quot;:r&quot;;[.B42];&quot;, &quot;;YEAR([.A42]);&quot;-&quot;;MONTH([.A42]);&quot;-&quot;;DAY([.A42]);&quot;, 1d&quot;)" office:value-type="string" office:string-value="réunion 41:r41, 2025-12-1, 1d" calcext:value-type="string">
            <text:p>réunion 41:r41, 2025-12-1, 1d</text:p>
          </table:table-cell>
        </table:table-row>
        <table:table-row table:style-name="ro1">
          <table:table-cell table:style-name="ce1" office:value-type="date" office:date-value="2025-12-08" calcext:value-type="date">
            <text:p>2025-12-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éunion </text:p>
          </table:table-cell>
          <table:table-cell table:formula="of:=CONCATENATE([.C43];[.B43];&quot;:r&quot;;[.B43];&quot;, &quot;;YEAR([.A43]);&quot;-&quot;;MONTH([.A43]);&quot;-&quot;;DAY([.A43]);&quot;, 1d&quot;)" office:value-type="string" office:string-value="réunion 42:r42, 2025-12-8, 1d" calcext:value-type="string">
            <text:p>réunion 42:r42, 2025-12-8, 1d</text:p>
          </table:table-cell>
        </table:table-row>
        <table:table-row table:style-name="ro1">
          <table:table-cell table:style-name="ce1" office:value-type="date" office:date-value="2025-12-15" calcext:value-type="date">
            <text:p>2025-12-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éunion </text:p>
          </table:table-cell>
          <table:table-cell table:formula="of:=CONCATENATE([.C44];[.B44];&quot;:r&quot;;[.B44];&quot;, &quot;;YEAR([.A44]);&quot;-&quot;;MONTH([.A44]);&quot;-&quot;;DAY([.A44]);&quot;, 1d&quot;)" office:value-type="string" office:string-value="réunion 43:r43, 2025-12-15, 1d" calcext:value-type="string">
            <text:p>réunion 43:r43, 2025-12-15, 1d</text:p>
          </table:table-cell>
        </table:table-row>
        <table:table-row table:style-name="ro1">
          <table:table-cell table:style-name="ce1" office:value-type="date" office:date-value="2025-12-22" calcext:value-type="date">
            <text:p>2025-12-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éunion </text:p>
          </table:table-cell>
          <table:table-cell table:formula="of:=CONCATENATE([.C45];[.B45];&quot;:r&quot;;[.B45];&quot;, &quot;;YEAR([.A45]);&quot;-&quot;;MONTH([.A45]);&quot;-&quot;;DAY([.A45]);&quot;, 1d&quot;)" office:value-type="string" office:string-value="réunion 44:r44, 2025-12-22, 1d" calcext:value-type="string">
            <text:p>réunion 44:r44, 2025-12-22, 1d</text:p>
          </table:table-cell>
        </table:table-row>
        <table:table-row table:style-name="ro1">
          <table:table-cell table:style-name="ce1" office:value-type="date" office:date-value="2025-12-29" calcext:value-type="date">
            <text:p>2025-12-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éunion </text:p>
          </table:table-cell>
          <table:table-cell table:formula="of:=CONCATENATE([.C46];[.B46];&quot;:r&quot;;[.B46];&quot;, &quot;;YEAR([.A46]);&quot;-&quot;;MONTH([.A46]);&quot;-&quot;;DAY([.A46]);&quot;, 1d&quot;)" office:value-type="string" office:string-value="réunion 45:r45, 2025-12-29, 1d" calcext:value-type="string">
            <text:p>réunion 45:r45, 2025-12-29, 1d</text:p>
          </table:table-cell>
        </table:table-row>
        <table:table-row table:style-name="ro1">
          <table:table-cell table:style-name="ce1" office:value-type="date" office:date-value="2026-01-03" calcext:value-type="date">
            <text:p>2026-01-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éunion </text:p>
          </table:table-cell>
          <table:table-cell table:formula="of:=CONCATENATE([.C47];[.B47];&quot;:r&quot;;[.B47];&quot;, &quot;;YEAR([.A47]);&quot;-&quot;;MONTH([.A47]);&quot;-&quot;;DAY([.A47]);&quot;, 1d&quot;)" office:value-type="string" office:string-value="réunion 46:r46, 2026-1-3, 1d" calcext:value-type="string">
            <text:p>réunion 46:r46, 2026-1-3, 1d</text:p>
          </table:table-cell>
        </table:table-row>
        <table:table-row table:style-name="ro1">
          <table:table-cell table:style-name="ce1" office:value-type="date" office:date-value="2026-01-05" calcext:value-type="date">
            <text:p>2026-01-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éunion </text:p>
          </table:table-cell>
          <table:table-cell table:formula="of:=CONCATENATE([.C48];[.B48];&quot;:r&quot;;[.B48];&quot;, &quot;;YEAR([.A48]);&quot;-&quot;;MONTH([.A48]);&quot;-&quot;;DAY([.A48]);&quot;, 1d&quot;)" office:value-type="string" office:string-value="réunion 47:r47, 2026-1-5, 1d" calcext:value-type="string">
            <text:p>réunion 47:r47, 2026-1-5, 1d</text:p>
          </table:table-cell>
        </table:table-row>
        <table:table-row table:style-name="ro1">
          <table:table-cell table:style-name="ce1" office:value-type="date" office:date-value="2026-01-10" calcext:value-type="date">
            <text:p>2026-01-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éunion </text:p>
          </table:table-cell>
          <table:table-cell table:formula="of:=CONCATENATE([.C49];[.B49];&quot;:r&quot;;[.B49];&quot;, &quot;;YEAR([.A49]);&quot;-&quot;;MONTH([.A49]);&quot;-&quot;;DAY([.A49]);&quot;, 1d&quot;)" office:value-type="string" office:string-value="réunion 48:r48, 2026-1-10, 1d" calcext:value-type="string">
            <text:p>réunion 48:r48, 2026-1-10, 1d</text:p>
          </table:table-cell>
        </table:table-row>
        <table:table-row table:style-name="ro1">
          <table:table-cell table:style-name="ce1" office:value-type="date" office:date-value="2026-01-12" calcext:value-type="date">
            <text:p>2026-01-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éunion </text:p>
          </table:table-cell>
          <table:table-cell table:formula="of:=CONCATENATE([.C50];[.B50];&quot;:r&quot;;[.B50];&quot;, &quot;;YEAR([.A50]);&quot;-&quot;;MONTH([.A50]);&quot;-&quot;;DAY([.A50]);&quot;, 1d&quot;)" office:value-type="string" office:string-value="réunion 49:r49, 2026-1-12, 1d" calcext:value-type="string">
            <text:p>réunion 49:r49, 2026-1-12, 1d</text:p>
          </table:table-cell>
        </table:table-row>
        <table:table-row table:style-name="ro1">
          <table:table-cell table:style-name="ce1" office:value-type="date" office:date-value="2026-01-17" calcext:value-type="date">
            <text:p>2026-01-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éunion </text:p>
          </table:table-cell>
          <table:table-cell table:formula="of:=CONCATENATE([.C51];[.B51];&quot;:r&quot;;[.B51];&quot;, &quot;;YEAR([.A51]);&quot;-&quot;;MONTH([.A51]);&quot;-&quot;;DAY([.A51]);&quot;, 1d&quot;)" office:value-type="string" office:string-value="réunion 50:r50, 2026-1-17, 1d" calcext:value-type="string">
            <text:p>réunion 50:r50, 2026-1-17, 1d</text:p>
          </table:table-cell>
        </table:table-row>
        <table:table-row table:style-name="ro1">
          <table:table-cell table:style-name="ce1" office:value-type="date" office:date-value="2026-01-19" calcext:value-type="date">
            <text:p>2026-01-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éunion </text:p>
          </table:table-cell>
          <table:table-cell table:formula="of:=CONCATENATE([.C52];[.B52];&quot;:r&quot;;[.B52];&quot;, &quot;;YEAR([.A52]);&quot;-&quot;;MONTH([.A52]);&quot;-&quot;;DAY([.A52]);&quot;, 1d&quot;)" office:value-type="string" office:string-value="réunion 51:r51, 2026-1-19, 1d" calcext:value-type="string">
            <text:p>réunion 51:r51, 2026-1-19, 1d</text:p>
          </table:table-cell>
        </table:table-row>
        <table:table-row table:style-name="ro1">
          <table:table-cell table:style-name="ce1" office:value-type="date" office:date-value="2026-01-24" calcext:value-type="date">
            <text:p>2026-01-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éunion </text:p>
          </table:table-cell>
          <table:table-cell table:formula="of:=CONCATENATE([.C53];[.B53];&quot;:r&quot;;[.B53];&quot;, &quot;;YEAR([.A53]);&quot;-&quot;;MONTH([.A53]);&quot;-&quot;;DAY([.A53]);&quot;, 1d&quot;)" office:value-type="string" office:string-value="réunion 52:r52, 2026-1-24, 1d" calcext:value-type="string">
            <text:p>réunion 52:r52, 2026-1-24, 1d</text:p>
          </table:table-cell>
        </table:table-row>
        <table:table-row table:style-name="ro2" table:number-rows-repeated="104852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6:35:48.494765216</meta:creation-date>
    <dc:date>2024-08-28T07:31:58.966012790</dc:date>
    <meta:editing-duration>PT24M18S</meta:editing-duration>
    <meta:editing-cycles>1</meta:editing-cycles>
    <meta:document-statistic meta:table-count="1" meta:cell-count="211" meta:object-count="0"/>
    <meta:generator>LibreOffice/7.3.7.2$Linux_X86_64 LibreOffice_project/30$Build-2</meta:generator>
  </office:meta>
</office:document-meta>
</file>